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luster" style:family="table">
      <style:table-properties style:width="25.7cm" table:align="margins"/>
    </style:style>
    <style:style style:name="Cluster.A" style:family="table-column">
      <style:table-column-properties style:column-width="6.424cm" style:rel-column-width="16383*"/>
    </style:style>
    <style:style style:name="Cluster.D" style:family="table-column">
      <style:table-column-properties style:column-width="6.426cm" style:rel-column-width="16386*"/>
    </style:style>
    <style:style style:name="Cluster.A1" style:family="table-cell">
      <style:table-cell-properties fo:padding="0.097cm" fo:border-left="0.05pt solid #000000" fo:border-right="none" fo:border-top="0.05pt solid #000000" fo:border-bottom="0.05pt solid #000000"/>
    </style:style>
    <style:style style:name="Cluster.D1" style:family="table-cell">
      <style:table-cell-properties fo:padding="0.097cm" fo:border="0.05pt solid #000000"/>
    </style:style>
    <style:style style:name="Cluster.A2" style:family="table-cell">
      <style:table-cell-properties fo:padding="0.097cm" fo:border-left="0.05pt solid #000000" fo:border-right="none" fo:border-top="none" fo:border-bottom="0.05pt solid #000000"/>
    </style:style>
    <style:style style:name="Cluster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padding="0cm" fo:border="none"/>
      <style:text-properties style:font-name="Liberation Serif" fo:font-size="10pt" fo:font-weight="normal" officeooo:paragraph-rsid="00487377" style:font-size-asian="10pt" style:font-weight-asian="normal" style:font-size-complex="10pt" style:font-weight-complex="normal" loext:padding="0cm" loext:border="none"/>
    </style:style>
    <style:style style:name="P2" style:family="paragraph" style:parent-style-name="Standard">
      <style:paragraph-properties fo:margin-top="0cm" fo:margin-bottom="0cm" loext:contextual-spacing="false" fo:padding="0cm" fo:border="none"/>
      <style:text-properties style:font-name="Liberation Serif" fo:font-size="10pt" fo:font-weight="bold" officeooo:rsid="0044dfad" officeooo:paragraph-rsid="00487377" style:font-size-asian="10pt" style:font-weight-asian="bold" style:font-size-complex="10pt" style:font-weight-complex="bold" loext:padding="0cm" loext:border="none"/>
    </style:style>
    <style:style style:name="P3" style:family="paragraph" style:parent-style-name="Table_20_Contents">
      <style:text-properties style:font-name="Liberation Serif" fo:font-size="10pt" fo:font-weight="normal" officeooo:rsid="0043c753" officeooo:paragraph-rsid="0043c753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style:font-name="Liberation Serif" fo:font-size="10pt" fo:font-weight="normal" officeooo:rsid="0044dfad" officeooo:paragraph-rsid="0044dfad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Liberation Serif" fo:font-size="10pt" fo:font-weight="normal" officeooo:rsid="0053acd6" officeooo:paragraph-rsid="0053acd6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font-name="Liberation Serif" fo:font-size="10pt" fo:font-weight="normal" officeooo:rsid="00668059" officeooo:paragraph-rsid="00668059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Liberation Serif" fo:font-size="10pt" fo:font-weight="normal" officeooo:rsid="0067f68a" officeooo:paragraph-rsid="0067f68a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Liberation Serif" fo:font-size="10pt" fo:font-weight="normal" officeooo:rsid="006a79ab" officeooo:paragraph-rsid="006a79ab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Liberation Serif" fo:font-size="10pt" fo:font-weight="normal" officeooo:rsid="006e9da1" officeooo:paragraph-rsid="006e9da1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Liberation Serif" fo:font-size="10pt" fo:font-weight="normal" officeooo:rsid="006b5533" officeooo:paragraph-rsid="006b5533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Liberation Serif" fo:font-size="10pt" fo:font-weight="normal" officeooo:rsid="006d2a55" officeooo:paragraph-rsid="006d2a55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Liberation Serif" fo:font-size="10pt" fo:font-weight="normal" officeooo:rsid="00681389" officeooo:paragraph-rsid="00681389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Liberation Serif" fo:font-size="10pt" fo:font-weight="bold" officeooo:rsid="0044dfad" officeooo:paragraph-rsid="0044dfa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Liberation Serif" fo:font-size="10pt" fo:font-weight="bold" officeooo:rsid="0053acd6" officeooo:paragraph-rsid="0053acd6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Liberation Serif" fo:font-size="10pt" fo:font-weight="bold" officeooo:rsid="00668059" officeooo:paragraph-rsid="00668059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Liberation Serif" fo:font-size="10pt" fo:font-weight="bold" officeooo:rsid="006a79ab" officeooo:paragraph-rsid="006a79ab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Liberation Serif" fo:font-size="10pt" fo:font-weight="bold" officeooo:rsid="006b5533" officeooo:paragraph-rsid="006b5533" style:font-size-asian="10pt" style:font-weight-asian="bold" style:font-size-complex="10pt" style:font-weight-complex="bold"/>
    </style:style>
    <style:style style:name="P18" style:family="paragraph" style:parent-style-name="Table_20_Heading">
      <style:text-properties style:font-name="Liberation Serif" fo:font-size="10pt" fo:font-weight="bold" officeooo:rsid="0043c753" officeooo:paragraph-rsid="0043c753" style:font-size-asian="10pt" style:font-weight-asian="bold" style:font-size-complex="10pt" style:font-weight-complex="bold"/>
    </style:style>
    <style:style style:name="P19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0pt" style:font-size-asian="10pt" style:font-size-complex="10pt" loext:padding="0cm" loext:border="none"/>
    </style:style>
    <style:style style:name="P20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0pt" officeooo:rsid="005bd20b" officeooo:paragraph-rsid="005bd20b" style:font-size-asian="10pt" style:font-size-complex="10pt" loext:padding="0cm" loext:border="none"/>
    </style:style>
    <style:style style:name="P21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22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0pt" fo:font-weight="normal" officeooo:rsid="0043c753" officeooo:paragraph-rsid="005f23fe" style:font-size-asian="10pt" style:font-weight-asian="normal" style:font-size-complex="10pt" style:font-weight-complex="normal" loext:padding="0cm" loext:border="none"/>
    </style:style>
    <style:style style:name="P23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0pt" fo:font-weight="normal" style:font-size-asian="10pt" style:font-weight-asian="normal" style:font-size-complex="10pt" style:font-weight-complex="normal" loext:padding="0cm" loext:border="none"/>
    </style:style>
    <style:style style:name="P24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0pt" fo:font-weight="normal" officeooo:paragraph-rsid="004a3114" style:font-size-asian="10pt" style:font-weight-asian="normal" style:font-size-complex="10pt" style:font-weight-complex="normal" loext:padding="0cm" loext:border="none"/>
    </style:style>
    <style:style style:name="P25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0pt" fo:font-weight="normal" officeooo:paragraph-rsid="00487377" style:font-size-asian="10pt" style:font-weight-asian="normal" style:font-size-complex="10pt" style:font-weight-complex="normal" loext:padding="0cm" loext:border="none"/>
    </style:style>
    <style:style style:name="P26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0pt" fo:font-weight="normal" officeooo:paragraph-rsid="004e7b25" style:font-size-asian="10pt" style:font-weight-asian="normal" style:font-size-complex="10pt" style:font-weight-complex="normal" loext:padding="0cm" loext:border="none"/>
    </style:style>
    <style:style style:name="P27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0pt" fo:font-weight="normal" officeooo:paragraph-rsid="005568f5" style:font-size-asian="10pt" style:font-weight-asian="normal" style:font-size-complex="10pt" style:font-weight-complex="normal" loext:padding="0cm" loext:border="none"/>
    </style:style>
    <style:style style:name="P28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0pt" fo:font-weight="normal" officeooo:rsid="0044dfad" officeooo:paragraph-rsid="00487377" style:font-size-asian="10pt" style:font-weight-asian="normal" style:font-size-complex="10pt" style:font-weight-complex="normal" loext:padding="0cm" loext:border="none"/>
    </style:style>
    <style:style style:name="P29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0pt" fo:font-weight="normal" officeooo:rsid="0044dfad" officeooo:paragraph-rsid="004a3114" style:font-size-asian="10pt" style:font-weight-asian="normal" style:font-size-complex="10pt" style:font-weight-complex="normal" loext:padding="0cm" loext:border="none"/>
    </style:style>
    <style:style style:name="P30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0pt" fo:font-weight="normal" officeooo:paragraph-rsid="004e7b25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0pt" fo:font-weight="bold" officeooo:rsid="005bd20b" officeooo:paragraph-rsid="005bd20b" style:font-size-asian="10pt" style:font-weight-asian="bold" style:font-size-complex="10pt" style:font-weight-complex="bold" loext:padding="0cm" loext:border="none"/>
    </style:style>
    <style:style style:name="P32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0pt" fo:font-weight="bold" style:font-size-asian="10pt" style:font-weight-asian="bold" style:font-size-complex="10pt" style:font-weight-complex="bold" loext:padding="0cm" loext:border="none"/>
    </style:style>
    <style:style style:name="P33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0pt" fo:font-weight="bold" officeooo:paragraph-rsid="00768ae9" style:font-size-asian="10pt" style:font-weight-asian="bold" style:font-size-complex="10pt" style:font-weight-complex="bold" loext:padding="0cm" loext:border="none"/>
    </style:style>
    <style:style style:name="P34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0pt" fo:font-weight="bold" officeooo:paragraph-rsid="004e7b25" style:font-size-asian="10pt" style:font-weight-asian="bold" style:font-size-complex="10pt" style:font-weight-complex="bold" loext:padding="0cm" loext:border="none"/>
    </style:style>
    <style:style style:name="P35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0pt" fo:font-weight="bold" officeooo:rsid="0044dfad" officeooo:paragraph-rsid="00487377" style:font-size-asian="10pt" style:font-weight-asian="bold" style:font-size-complex="10pt" style:font-weight-complex="bold" loext:padding="0cm" loext:border="none"/>
    </style:style>
    <style:style style:name="P36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0pt" fo:font-weight="bold" officeooo:rsid="0044dfad" officeooo:paragraph-rsid="004a3114" style:font-size-asian="10pt" style:font-weight-asian="bold" style:font-size-complex="10pt" style:font-weight-complex="bold" loext:padding="0cm" loext:border="none"/>
    </style:style>
    <style:style style:name="P37" style:family="paragraph" style:parent-style-name="Preformatted_20_Text">
      <style:text-properties style:font-name="Liberation Serif" fo:font-size="10pt" fo:font-weight="normal" officeooo:rsid="0043c753" officeooo:paragraph-rsid="0043c753" style:font-size-asian="10pt" style:font-weight-asian="normal" style:font-size-complex="10pt" style:font-weight-complex="normal" loext:padding="0cm" loext:border="none"/>
    </style:style>
    <style:style style:name="P38" style:family="paragraph" style:parent-style-name="Preformatted_20_Text">
      <style:text-properties style:font-name="Liberation Serif" fo:font-size="10pt" fo:font-weight="normal" officeooo:rsid="0043c753" officeooo:paragraph-rsid="005a8a8d" style:font-size-asian="10pt" style:font-weight-asian="normal" style:font-size-complex="10pt" style:font-weight-complex="normal" loext:padding="0cm" loext:border="none"/>
    </style:style>
    <style:style style:name="P39" style:family="paragraph" style:parent-style-name="Preformatted_20_Text">
      <style:text-properties style:font-name="Liberation Serif" fo:font-size="10pt" fo:font-weight="normal" officeooo:rsid="0044dfad" officeooo:paragraph-rsid="0044dfad" style:font-size-asian="10pt" style:font-weight-asian="normal" style:font-size-complex="10pt" style:font-weight-complex="normal" loext:padding="0cm" loext:border="none"/>
    </style:style>
    <style:style style:name="P40" style:family="paragraph" style:parent-style-name="Preformatted_20_Text">
      <style:text-properties style:font-name="Liberation Serif" fo:font-size="10pt" fo:font-weight="normal" officeooo:rsid="0044dfad" officeooo:paragraph-rsid="00487377" style:font-size-asian="10pt" style:font-weight-asian="normal" style:font-size-complex="10pt" style:font-weight-complex="normal" loext:padding="0cm" loext:border="none"/>
    </style:style>
    <style:style style:name="P41" style:family="paragraph" style:parent-style-name="Preformatted_20_Text">
      <style:text-properties style:font-name="Liberation Serif" fo:font-size="10pt" fo:font-weight="normal" officeooo:rsid="0053acd6" officeooo:paragraph-rsid="0053acd6" style:font-size-asian="10pt" style:font-weight-asian="normal" style:font-size-complex="10pt" style:font-weight-complex="normal" loext:padding="0cm" loext:border="none"/>
    </style:style>
    <style:style style:name="P42" style:family="paragraph" style:parent-style-name="Preformatted_20_Text">
      <style:text-properties style:font-name="Liberation Serif" fo:font-size="10pt" fo:font-weight="bold" officeooo:rsid="0043c753" officeooo:paragraph-rsid="0043c753" style:font-size-asian="10pt" style:font-weight-asian="bold" style:font-size-complex="10pt" style:font-weight-complex="bold" loext:padding="0cm" loext:border="none"/>
    </style:style>
    <style:style style:name="P43" style:family="paragraph" style:parent-style-name="Preformatted_20_Text">
      <style:text-properties style:font-name="Liberation Serif" fo:font-size="10pt" fo:font-weight="bold" officeooo:rsid="0043c753" officeooo:paragraph-rsid="005a8a8d" style:font-size-asian="10pt" style:font-weight-asian="bold" style:font-size-complex="10pt" style:font-weight-complex="bold" loext:padding="0cm" loext:border="none"/>
    </style:style>
    <style:style style:name="P44" style:family="paragraph" style:parent-style-name="Preformatted_20_Text">
      <style:text-properties style:font-name="Liberation Serif" fo:font-size="10pt" fo:font-weight="bold" officeooo:rsid="0044dfad" officeooo:paragraph-rsid="0044dfad" style:font-size-asian="10pt" style:font-weight-asian="bold" style:font-size-complex="10pt" style:font-weight-complex="bold" loext:padding="0cm" loext:border="none"/>
    </style:style>
    <style:style style:name="P45" style:family="paragraph" style:parent-style-name="Preformatted_20_Text">
      <style:text-properties style:font-name="Liberation Serif" fo:font-size="10pt" fo:font-weight="bold" officeooo:rsid="0044dfad" officeooo:paragraph-rsid="00487377" style:font-size-asian="10pt" style:font-weight-asian="bold" style:font-size-complex="10pt" style:font-weight-complex="bold" loext:padding="0cm" loext:border="none"/>
    </style:style>
    <style:style style:name="P46" style:family="paragraph" style:parent-style-name="Preformatted_20_Text">
      <style:text-properties style:font-name="Liberation Serif" fo:font-size="10pt" fo:font-weight="bold" officeooo:rsid="0044dfad" officeooo:paragraph-rsid="004a3114" style:font-size-asian="10pt" style:font-weight-asian="bold" style:font-size-complex="10pt" style:font-weight-complex="bold" loext:padding="0cm" loext:border="none"/>
    </style:style>
    <style:style style:name="P47" style:family="paragraph" style:parent-style-name="Preformatted_20_Text">
      <style:text-properties style:font-name="Liberation Serif" fo:font-size="10pt" fo:font-weight="bold" officeooo:paragraph-rsid="0044dfad" style:font-size-asian="10pt" style:font-weight-asian="bold" style:font-size-complex="10pt" style:font-weight-complex="bold"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officeooo:rsid="0044dfad"/>
    </style:style>
    <style:style style:name="T3" style:family="text">
      <style:text-properties officeooo:rsid="004a3114"/>
    </style:style>
    <style:style style:name="T4" style:family="text">
      <style:text-properties officeooo:rsid="004a3114" loext:padding="0cm" loext:border="none"/>
    </style:style>
    <style:style style:name="T5" style:family="text">
      <style:text-properties officeooo:rsid="004e7b25"/>
    </style:style>
    <style:style style:name="T6" style:family="text">
      <style:text-properties officeooo:rsid="004e7b25" loext:padding="0cm" loext:border="none"/>
    </style:style>
    <style:style style:name="T7" style:family="text">
      <style:text-properties officeooo:rsid="007083b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768a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luster" table:style-name="Cluster">
        <table:table-column table:style-name="Cluster.A" table:number-columns-repeated="3"/>
        <table:table-column table:style-name="Cluster.D"/>
        <table:table-header-rows>
          <table:table-row>
            <table:table-cell table:style-name="Cluster.A1" office:value-type="string">
              <text:p text:style-name="P18">Cluster 1<text:span text:style-name="T9">(Median +/- Variance)</text:span></text:p>
            </table:table-cell>
            <table:table-cell table:style-name="Cluster.A1" office:value-type="string">
              <text:p text:style-name="P18">Cluster 2</text:p>
            </table:table-cell>
            <table:table-cell table:style-name="Cluster.A1" office:value-type="string">
              <text:p text:style-name="P18">Cluster 3</text:p>
            </table:table-cell>
            <table:table-cell table:style-name="Cluster.D1" office:value-type="string">
              <text:p text:style-name="P18">Cluster 4</text:p>
            </table:table-cell>
          </table:table-row>
        </table:table-header-rows>
        <table:table-row>
          <table:table-cell table:style-name="Cluster.A2" office:value-type="string">
            <text:p text:style-name="P3"># of members=49</text:p>
            <text:p text:style-name="P3"/>
            <text:p text:style-name="P37"><text:s/><text:span text:style-name="T8">"BMI.kg.m2."</text:span></text:p>
            <text:p text:style-name="P19"><text:s/>"27.1 +/- 39.0094286555349"</text:p>
            <text:p text:style-name="P20"/>
            <text:p text:style-name="P31">Status<text:span text:style-name="T9">(multiply by 100 for %)</text:span></text:p>
            <text:p text:style-name="P19"><text:bookmark text:name="rstudio_console_output"/>Bronchiectasis <text:s text:c="7"/>Healthy </text:p>
            <text:p text:style-name="P19"><text:bookmark text:name="rstudio_console_output16"/>1 <text:s text:c="33"/>0</text:p>
            <text:p text:style-name="P19"/>
            <text:p text:style-name="P33"><text:bookmark text:name="rstudio_console_output20"/>Asian_European<text:span text:style-name="T9">(multiply by 100 for %)</text:span></text:p>
            <text:p text:style-name="P19"><text:bookmark text:name="rstudio_console_output25"/>Asian <text:s text:c="14"/>Control <text:s text:c="7"/>European</text:p>
            <text:p text:style-name="P19"><text:bookmark text:name="rstudio_console_output24"/>0.08163265 <text:s text:c="3"/>0.00000000 <text:s/>0.91836735</text:p>
          </table:table-cell>
          <table:table-cell table:style-name="Cluster.A2" office:value-type="string">
            <text:p text:style-name="P3"># of members=70</text:p>
            <text:p text:style-name="P37"/>
            <text:p text:style-name="P42">"BMI.kg.m2."</text:p>
            <text:p text:style-name="P19">"19.3 +/- 34.9248808610401"</text:p>
            <text:p text:style-name="P3"/>
            <text:p text:style-name="P31">Status</text:p>
            <text:p text:style-name="P37"><text:bookmark text:name="rstudio_console_output13"/>Bronchiectasis <text:s text:c="7"/>Healthy </text:p>
            <text:p text:style-name="P37"><text:bookmark text:name="rstudio_console_output18"/>0.98571429 <text:s text:c="10"/>0.01428571</text:p>
            <text:p text:style-name="P3"/>
            <text:p text:style-name="P42"><text:bookmark text:name="rstudio_console_output21"/>Asian_European</text:p>
            <text:p text:style-name="P37"><text:bookmark text:name="rstudio_console_output26"/>Asian <text:s text:c="13"/>Control <text:s text:c="8"/>European</text:p>
            <text:p text:style-name="P22">0.71428571 <text:s text:c="2"/>0.01428571 <text:s text:c="2"/>0.27142857</text:p>
          </table:table-cell>
          <table:table-cell table:style-name="Cluster.A2" office:value-type="string">
            <text:p text:style-name="P3"># of members=37</text:p>
            <text:p text:style-name="P38"/>
            <text:p text:style-name="P43">"BMI.kg.m2."</text:p>
            <text:p text:style-name="P19">"21.88 +/- 31.5216774774775"</text:p>
            <text:p text:style-name="P3"/>
            <text:p text:style-name="P31">Status</text:p>
            <text:p text:style-name="P37"><text:bookmark text:name="rstudio_console_output14"/>Bronchiectasis <text:s text:c="7"/>Healthy </text:p>
            <text:p text:style-name="P37"><text:bookmark text:name="rstudio_console_output17"/>1 <text:s text:c="31"/>0</text:p>
            <text:p text:style-name="P3"/>
            <text:p text:style-name="P42"><text:bookmark text:name="rstudio_console_output22"/>Asian_European</text:p>
            <text:p text:style-name="P37"><text:bookmark text:name="rstudio_console_output27"/>Asian <text:s text:c="11"/>Control <text:s text:c="8"/>European</text:p>
            <text:p text:style-name="P22">0.4324324 <text:s text:c="2"/>0.0000000 <text:s text:c="5"/>0.5675676</text:p>
          </table:table-cell>
          <table:table-cell table:style-name="Cluster.D2" office:value-type="string">
            <text:p text:style-name="P3"># of members=73</text:p>
            <text:p text:style-name="P3"/>
            <text:p text:style-name="P42">"BMI.kg.m2."</text:p>
            <text:p text:style-name="P19">"19.7 +/- 24.8192948412698"</text:p>
            <text:p text:style-name="P3"/>
            <text:p text:style-name="P31">Status</text:p>
            <text:p text:style-name="P37"><text:bookmark text:name="rstudio_console_output15"/>Bronchiectasis <text:s text:c="7"/>Healthy </text:p>
            <text:p text:style-name="P37"><text:bookmark text:name="rstudio_console_output19"/><text:s/>0.8767123 <text:s text:c="14"/>0.1232877</text:p>
            <text:p text:style-name="P3"/>
            <text:p text:style-name="P42"><text:bookmark text:name="rstudio_console_output23"/>Asian_European</text:p>
            <text:p text:style-name="P37"><text:bookmark text:name="rstudio_console_output28"/>Asian <text:s text:c="16"/>Control <text:s text:c="8"/>European</text:p>
            <text:p text:style-name="P22">0.7534247 <text:s text:c="8"/>0.1232877 <text:s text:c="4"/>0.1232877</text:p>
          </table:table-cell>
        </table:table-row>
        <table:table-row>
          <table:table-cell table:style-name="Cluster.A2" office:value-type="string">
            <text:p text:style-name="P13">Clinical Outcomes</text:p>
            <text:p text:style-name="P39"/>
            <text:p text:style-name="P44">"BSI_Bronchiectasis_severity_index"</text:p>
            <text:p text:style-name="P23">9 +/ 19.5144557</text:p>
            <text:p text:style-name="P23"/>
            <text:p text:style-name="P32">"A.terreus_conidial_burden_qPCR"</text:p>
            <text:p text:style-name="P23">2726.6 +/- 69081988.7455</text:p>
            <text:p text:style-name="P23"/>
            <text:p text:style-name="P32">MMRC_score</text:p>
            <text:p text:style-name="P23">2 +/- 1.4906462585034</text:p>
            <text:p text:style-name="P23"/>
            <text:p text:style-name="P32">No_of_exacerbations_1yr_before_study</text:p>
            <text:p text:style-name="P23">3 +/- <text:s/>8.06802721088435"</text:p>
            <text:p text:style-name="P39"/>
            <text:p text:style-name="P47"><text:span text:style-name="T2">"Disease_severity"</text:span> </text:p>
            <text:p text:style-name="P24">Mild <text:s text:c="11"/>Moderate <text:s text:c="4"/>Severe </text:p>
            <text:p text:style-name="P23">0.14.28571 <text:s/>0.1836735 <text:s text:c="3"/>0.6734694 </text:p>
            <text:p text:style-name="P23"><text:s text:c="5"/></text:p>
            <text:p text:style-name="P32">"Inhaled.corticosteroids..Yes.0..No.1."</text:p>
            <text:p text:style-name="P23"><text:s text:c="8"/>0 <text:s text:c="8"/>1 </text:p>
            <text:p text:style-name="P23">0.5510204 0.4489796 </text:p>
            <text:p text:style-name="P23"><text:s text:c="2"/></text:p>
            <text:p text:style-name="P46">"Mucolytic..Yes.0..No.1."</text:p>
            <text:p text:style-name="P23"><text:s text:c="8"/>0 <text:s text:c="8"/>1 </text:p>
            <text:p text:style-name="P23">0.1632653 0.8367347 </text:p>
            <text:p text:style-name="P23"/>
            <text:p text:style-name="P32">"Antifungal..Yes.0..No.1."</text:p>
            <text:p text:style-name="P23"><text:soft-page-break/><text:s text:c="2"/>0 <text:s text:c="5"/>1 </text:p>
            <text:p text:style-name="P21"><text:span text:style-name="T4"><text:s text:c="2"/>0.0 </text:span><text:span text:style-name="T1"><text:s/></text:span><text:span text:style-name="T4">1.0</text:span></text:p>
          </table:table-cell>
          <table:table-cell table:style-name="Cluster.A2" office:value-type="string">
            <text:p text:style-name="P13">Clinical Outcomes</text:p>
            <text:p text:style-name="P4"/>
            <text:p text:style-name="P44">"BSI_Bronchiectasis_severity_index"</text:p>
            <text:p text:style-name="P23">10+/-13.385336743393</text:p>
            <text:p text:style-name="P23"/>
            <text:p text:style-name="P32">A.terreus_conidial_burden_qPCR</text:p>
            <text:p text:style-name="P23">1433.3 +/- 537096674.555094</text:p>
            <text:p text:style-name="P23"/>
            <text:p text:style-name="P32">MMRC_score</text:p>
            <text:p text:style-name="P23">1 +/- 1.576726342711</text:p>
            <text:p text:style-name="P23"/>
            <text:p text:style-name="P32">No_of_exacerbations_1yr_before_study</text:p>
            <text:p text:style-name="P23">1 +/- 4.3527950310559</text:p>
            <text:p text:style-name="P4"/>
            <text:p text:style-name="P40"><text:span text:style-name="T8">Disease_severity</text:span> </text:p>
            <text:p text:style-name="P1"><text:s/>Mild <text:s text:c="11"/>Moderate <text:s text:c="5"/>Severe </text:p>
            <text:p text:style-name="P28">0.05714286 0.28571429 0.65714286 </text:p>
            <text:p text:style-name="P28"/>
            <text:p text:style-name="P35">"Inhaled.corticosteroids..Yes.0..No.1."</text:p>
            <text:p text:style-name="P1"><text:s text:c="6"/>0 <text:s text:c="8"/>1 </text:p>
            <text:p text:style-name="P28">0.3188406 0.6811594 </text:p>
            <text:p text:style-name="P28"/>
            <text:p text:style-name="P36">"Mucolytic..Yes.0..No.1."</text:p>
            <text:p text:style-name="P25"><text:s text:c="8"/>0 <text:s text:c="8"/>1 </text:p>
            <text:p text:style-name="P28">0.3768116 0.6231884 </text:p>
            <text:p text:style-name="P29"/>
            <text:p text:style-name="P36">Antifungal..Yes.0..No.1."</text:p>
            <text:p text:style-name="P24"><text:soft-page-break/><text:s text:c="9"/>0 <text:s text:c="9"/>1 </text:p>
            <text:p text:style-name="P29">0.04347826 0.95652174 </text:p>
          </table:table-cell>
          <table:table-cell table:style-name="Cluster.A2" office:value-type="string">
            <text:p text:style-name="P13">Clinical Outcomes</text:p>
            <text:p text:style-name="P4"/>
            <text:p text:style-name="P44">"BSI_Bronchiectasis_severity_index"</text:p>
            <text:p text:style-name="P23">8 +/-<text:span text:style-name="T5">1</text:span>1.6591591591592</text:p>
            <text:p text:style-name="P23"/>
            <text:p text:style-name="P32">A.terreus_conidial_burden_qPCR</text:p>
            <text:p text:style-name="P23">3318.2 +/- 109174685.37027</text:p>
            <text:p text:style-name="P23"/>
            <text:p text:style-name="P32">MMRC_score</text:p>
            <text:p text:style-name="P23">1 +/- 1.14564564564565</text:p>
            <text:p text:style-name="P26"><text:s/></text:p>
            <text:p text:style-name="P34">No_of_exacerbations_1yr_before_study</text:p>
            <text:p text:style-name="P23">1 <text:span text:style-name="T5">+/- <text:s/>3.369</text:span></text:p>
            <text:p text:style-name="P4"/>
            <text:p text:style-name="P45">Disease_severity</text:p>
            <text:p text:style-name="P1"><text:s/>Mild <text:s text:c="12"/>Moderate <text:s text:c="4"/>Severe </text:p>
            <text:p text:style-name="P28">0.05405405 0.51351351 0.43243243 </text:p>
            <text:p text:style-name="P28"/>
            <text:p text:style-name="P35">"Inhaled.corticosteroids..Yes.0..No.1."</text:p>
            <text:p text:style-name="P1"><text:s text:c="2"/>0 <text:s text:c="15"/>1 </text:p>
            <text:p text:style-name="P28">0.3243243 0.6756757 </text:p>
            <text:p text:style-name="P29"/>
            <text:p text:style-name="P36"><text:s/>"Mucolytic..Yes.0..No.1."</text:p>
            <text:p text:style-name="P1"><text:s text:c="2"/>0 <text:s text:c="15"/>1 </text:p>
            <text:p text:style-name="P25">0.1621622 0.8378378 </text:p>
            <text:p text:style-name="P28"><text:s text:c="4"/></text:p>
            <text:p text:style-name="P36">"Antifungal..Yes.0..No.1."</text:p>
            <text:p text:style-name="P24"><text:soft-page-break/><text:s text:c="2"/>0 <text:s text:c="5"/>1 </text:p>
            <text:p text:style-name="P29"><text:s text:c="2"/>0.<text:span text:style-name="T5">0</text:span> <text:s/><text:span text:style-name="T3">1.0</text:span> </text:p>
          </table:table-cell>
          <table:table-cell table:style-name="Cluster.D2" office:value-type="string">
            <text:p text:style-name="P13">Clinical Outcomes</text:p>
            <text:p text:style-name="P4"/>
            <text:p text:style-name="P44">BSI_Bronchiectasis_severity_index</text:p>
            <text:p text:style-name="P23">9 +/- 16.2080853174603</text:p>
            <text:p text:style-name="P23"/>
            <text:p text:style-name="P32">"A.terreus_conidial_burden_qPCR"</text:p>
            <text:p text:style-name="P23">1143+/-1533103459.29145</text:p>
            <text:p text:style-name="P23"/>
            <text:p text:style-name="P23"><text:s/><text:span text:style-name="T8">"MMRC_score"</text:span></text:p>
            <text:p text:style-name="P23">1+/-1.68948412698413</text:p>
            <text:p text:style-name="P23"/>
            <text:p text:style-name="P32">No_of_exacerbations_1yr_before_study</text:p>
            <text:p text:style-name="P30"><text:span text:style-name="T1">0 </text:span><text:span text:style-name="T6">+/- <text:s/>3.147640</text:span></text:p>
            <text:p text:style-name="P4"/>
            <text:p text:style-name="P2">"Disease_severity"</text:p>
            <text:p text:style-name="P25"><text:s text:c="2"/><text:span text:style-name="T5">M</text:span>ild <text:s text:c="8"/>Moderate <text:s text:c="3"/>Severe </text:p>
            <text:p text:style-name="P25">0.2328767 0.3150685 0.4520548 </text:p>
            <text:p text:style-name="P40"/>
            <text:p text:style-name="P35">"Inhaled.corticosteroids..Yes.0..No.1."</text:p>
            <text:p text:style-name="P1"><text:s text:c="2"/>0 <text:s text:c="15"/>1 </text:p>
            <text:p text:style-name="P25">0.171875 <text:s/>0.828125 </text:p>
            <text:p text:style-name="P28"/>
            <text:p text:style-name="P36">"Mucolytic..Yes.0..No.1."</text:p>
            <text:p text:style-name="P28">0 <text:s text:c="18"/>1 </text:p>
            <text:p text:style-name="P28">0.359375 0.640625 </text:p>
            <text:p text:style-name="P29"/>
            <text:p text:style-name="P36">"Antifungal..Yes.0..No.1."</text:p>
            <text:p text:style-name="P24"><text:soft-page-break/><text:s text:c="7"/>0 <text:s text:c="7"/>1 </text:p>
            <text:p text:style-name="P29">0.015625 0.984375 </text:p>
          </table:table-cell>
        </table:table-row>
        <table:table-row>
          <table:table-cell table:style-name="Cluster.A2" office:value-type="string">
            <text:p text:style-name="P14">Luminex</text:p>
            <text:p text:style-name="P5"/>
            <text:p text:style-name="P41">"Eotaxin"</text:p>
            <text:p text:style-name="P23">0.037198022 +/- 48.7303973179788</text:p>
            <text:p text:style-name="P23"/>
            <text:p text:style-name="P23">Flt.3L</text:p>
            <text:p text:style-name="P23">0.353390658 +/- 30.5195164208317</text:p>
            <text:p text:style-name="P23"/>
            <text:p text:style-name="P23">Fractalkine</text:p>
            <text:p text:style-name="P23">14.37798758+/-862.073781237894</text:p>
            <text:p text:style-name="P23"/>
            <text:p text:style-name="P23">IL.13</text:p>
            <text:p text:style-name="P23">0.060379213+/-0.4522128809878</text:p>
            <text:p text:style-name="P23"/>
            <text:p text:style-name="P23">IL.1a</text:p>
            <text:p text:style-name="P23">96.54799025+/-26628.272560234</text:p>
            <text:p text:style-name="P23"/>
            <text:p text:style-name="P23"/>
            <text:p text:style-name="P23">"IL.1b"</text:p>
            <text:p text:style-name="P23">83.63879042+/-366974.491481896</text:p>
            <text:p text:style-name="P23"/>
            <text:p text:style-name="P23">IL.9</text:p>
            <text:p text:style-name="P23">0.001726239+/-3.28779581691085</text:p>
            <text:p text:style-name="P23"/>
            <text:p text:style-name="P23">MCP.3</text:p>
            <text:p text:style-name="P23">0.990119321+/-2.26640008642742</text:p>
            <text:p text:style-name="P23"/>
            <text:p text:style-name="P23">MIP.1a</text:p>
            <text:p text:style-name="P23">3.997931821+/-37.8217801654009</text:p>
            <text:p text:style-name="P23"/>
            <text:p text:style-name="P23">PDGF.AA</text:p>
            <text:p text:style-name="P23">0.321628485+/-5.18896165997437</text:p>
            <text:p text:style-name="P23"/>
            <text:p text:style-name="P23">PDGF.AB.BB</text:p>
            <text:p text:style-name="P23">0.792853583+/-4.2044168908998</text:p>
            <text:p text:style-name="P23"/>
            <text:p text:style-name="P23">TNFa</text:p>
            <text:p text:style-name="P23"><text:soft-page-break/>28.62823119+/-40293.5598212244</text:p>
            <text:p text:style-name="P23"/>
            <text:p text:style-name="P23">TNFb</text:p>
            <text:p text:style-name="P23">0.040757509+/- 0.00284221337921156</text:p>
            <text:p text:style-name="P23"/>
            <text:p text:style-name="P23">sCD40L</text:p>
            <text:p text:style-name="P23">0.537758542+/-3.82502684440387</text:p>
            <text:p text:style-name="P5"/>
          </table:table-cell>
          <table:table-cell table:style-name="Cluster.A2" office:value-type="string">
            <text:p text:style-name="P14">Luminex</text:p>
            <text:p text:style-name="P5"/>
            <text:p text:style-name="P41">Eotaxin</text:p>
            <text:p text:style-name="P23">0.207915478+/-33.0611858580289</text:p>
            <text:p text:style-name="P23"/>
            <text:p text:style-name="P23">Flt.3L</text:p>
            <text:p text:style-name="P23">1.329939992+/-6.1586831370366</text:p>
            <text:p text:style-name="P23"/>
            <text:p text:style-name="P23">Fractalkine</text:p>
            <text:p text:style-name="P23">17.05276074+/-1412.61745620219</text:p>
            <text:p text:style-name="P23"/>
            <text:p text:style-name="P23">IL.13</text:p>
            <text:p text:style-name="P23">0.155979633+/-10.3925605794339</text:p>
            <text:p text:style-name="P23"/>
            <text:p text:style-name="P23">IL.1a</text:p>
            <text:p text:style-name="P23">65.31366955+/-20189.9040460947</text:p>
            <text:p text:style-name="P23"/>
            <text:p text:style-name="P23"/>
            <text:p text:style-name="P23">"IL.1b"</text:p>
            <text:p text:style-name="P23">38.56528679+/-142314.512096312</text:p>
            <text:p text:style-name="P23"/>
            <text:p text:style-name="P23">IL.9</text:p>
            <text:p text:style-name="P23">0.011062948+/-5.74823630870615</text:p>
            <text:p text:style-name="P23"/>
            <text:p text:style-name="P23">"MCP.3"</text:p>
            <text:p text:style-name="P23">2.014494514+/-2067.23939524377</text:p>
            <text:p text:style-name="P23"/>
            <text:p text:style-name="P23">MIP.1a</text:p>
            <text:p text:style-name="P23">2.96678356+/-694.364719132885</text:p>
            <text:p text:style-name="P23"/>
            <text:p text:style-name="P23">PDGF.AA</text:p>
            <text:p text:style-name="P23">0.665376172+/-30.5381224696709</text:p>
            <text:p text:style-name="P23"/>
            <text:p text:style-name="P23">PDGF.AB.BB</text:p>
            <text:p text:style-name="P23">1.666577943+/-35.5968235421658</text:p>
            <text:p text:style-name="P23"/>
            <text:p text:style-name="P23">TNFa</text:p>
            <text:p text:style-name="P23"><text:soft-page-break/>15.99515672+/-46357.232860614</text:p>
            <text:p text:style-name="P23"/>
            <text:p text:style-name="P23">TNFb</text:p>
            <text:p text:style-name="P23">0.06726183+/-71.8412224707112</text:p>
            <text:p text:style-name="P23"/>
            <text:p text:style-name="P23">sCD40L</text:p>
            <text:p text:style-name="P23">0.563447468+/-1.31996424037384</text:p>
            <text:p text:style-name="P5"/>
          </table:table-cell>
          <table:table-cell table:style-name="Cluster.A2" office:value-type="string">
            <text:p text:style-name="P14">Luminex</text:p>
            <text:p text:style-name="P5"/>
            <text:p text:style-name="P41">Eotaxin</text:p>
            <text:p text:style-name="P23">0.078248695+/-5.5246200708248</text:p>
            <text:p text:style-name="P23"/>
            <text:p text:style-name="P23">Flt.3L</text:p>
            <text:p text:style-name="P23">0.602081528+/-16.1151655408945</text:p>
            <text:p text:style-name="P23"/>
            <text:p text:style-name="P23">Fractalkine</text:p>
            <text:p text:style-name="P23">11.61346459+/-509.965963442939</text:p>
            <text:p text:style-name="P23"/>
            <text:p text:style-name="P23">IL.13</text:p>
            <text:p text:style-name="P23">0.090954875+/-0.289386547524562</text:p>
            <text:p text:style-name="P23"/>
            <text:p text:style-name="P23">IL.1a</text:p>
            <text:p text:style-name="P23">194.3640136+/-91398.6527248087</text:p>
            <text:p text:style-name="P23"/>
            <text:p text:style-name="P23"/>
            <text:p text:style-name="P23">IL.1b</text:p>
            <text:p text:style-name="P23">297.7796468+/-321639.229276167</text:p>
            <text:p text:style-name="P23"/>
            <text:p text:style-name="P23">IL.9</text:p>
            <text:p text:style-name="P23">0.002185796+/-3.27120052182726</text:p>
            <text:p text:style-name="P23"/>
            <text:p text:style-name="P23">MCP.3</text:p>
            <text:p text:style-name="P23">1.30465387+/-60.8403748394016</text:p>
            <text:p text:style-name="P23"/>
            <text:p text:style-name="P23">MIP.1a</text:p>
            <text:p text:style-name="P23">8.385913917+/-370.1555313133</text:p>
            <text:p text:style-name="P23"/>
            <text:p text:style-name="P23">PDGF.AA</text:p>
            <text:p text:style-name="P23">0.407252175+/-17.8150231839706</text:p>
            <text:p text:style-name="P23"/>
            <text:p text:style-name="P23">PDGF.AB.BB</text:p>
            <text:p text:style-name="P23">1.170402908+/-8.24119999779081</text:p>
            <text:p text:style-name="P23"/>
            <text:p text:style-name="P23">TNFa</text:p>
            <text:p text:style-name="P23"><text:soft-page-break/>86.27620868+/-69155.5221742963</text:p>
            <text:p text:style-name="P23"/>
            <text:p text:style-name="P23">TNFb</text:p>
            <text:p text:style-name="P23">0.048978356+/- 0.00896014654565183</text:p>
            <text:p text:style-name="P23"/>
            <text:p text:style-name="P23">sCD40L</text:p>
            <text:p text:style-name="P23">1.727252285+/-6.3819593445646</text:p>
            <text:p text:style-name="P5"/>
          </table:table-cell>
          <table:table-cell table:style-name="Cluster.D2" office:value-type="string">
            <text:p text:style-name="P14">Luminex</text:p>
            <text:p text:style-name="P5"/>
            <text:p text:style-name="P41">Eotaxin</text:p>
            <text:p text:style-name="P27">0.392197612+/-29.5962861159219</text:p>
            <text:p text:style-name="P27"/>
            <text:p text:style-name="P27">"Flt.3L"</text:p>
            <text:p text:style-name="P23">2.033060444+/-26.0733568435203</text:p>
            <text:p text:style-name="P23"/>
            <text:p text:style-name="P23">Fractalkine</text:p>
            <text:p text:style-name="P27">23.19283391+/-1209.67864139425</text:p>
            <text:p text:style-name="P27"/>
            <text:p text:style-name="P27">IL.13</text:p>
            <text:p text:style-name="P23">0.21577788+/-1.81575472689517</text:p>
            <text:p text:style-name="P23"/>
            <text:p text:style-name="P23">IL.1a</text:p>
            <text:p text:style-name="P23">70.12276515+/-17013.1422201389</text:p>
            <text:p text:style-name="P23"/>
            <text:p text:style-name="P23"/>
            <text:p text:style-name="P23">IL.1b</text:p>
            <text:p text:style-name="P23">40.4056775+/-101765.637399257</text:p>
            <text:p text:style-name="P23"/>
            <text:p text:style-name="P23">IL.9</text:p>
            <text:p text:style-name="P23">0.031599173+/-1.05606255889443</text:p>
            <text:p text:style-name="P23"/>
            <text:p text:style-name="P23">MCP.3</text:p>
            <text:p text:style-name="P23">2.483564219+/-12.8522313076802</text:p>
            <text:p text:style-name="P23"/>
            <text:p text:style-name="P23">MIP.1a</text:p>
            <text:p text:style-name="P23">3.114207481+/-47.9012456585365</text:p>
            <text:p text:style-name="P23"/>
            <text:p text:style-name="P23">PDGF.AA</text:p>
            <text:p text:style-name="P23">0.867734683+/-7.8359221450294</text:p>
            <text:p text:style-name="P23"/>
            <text:p text:style-name="P23">PDGF.AB.BB</text:p>
            <text:p text:style-name="P23">2.607555035+/-8.4769615731942</text:p>
            <text:p text:style-name="P23"/>
            <text:p text:style-name="P23">TNFa</text:p>
            <text:p text:style-name="P23"><text:soft-page-break/>13.93600121+/-5379.96462206168</text:p>
            <text:p text:style-name="P23"/>
            <text:p text:style-name="P23">TNFb</text:p>
            <text:p text:style-name="P23">0.135783699+/-15.5839851199085</text:p>
            <text:p text:style-name="P23"/>
            <text:p text:style-name="P23">sCD40L</text:p>
            <text:p text:style-name="P23">0.585024997+/-4.13852513175634</text:p>
            <text:p text:style-name="P5"/>
          </table:table-cell>
        </table:table-row>
        <table:table-row>
          <table:table-cell table:style-name="Cluster.A2" office:value-type="string">
            <text:p text:style-name="P15">Fungi<text:span text:style-name="T7">(Median)</text:span></text:p>
            <text:p text:style-name="P6"/>
            <text:p text:style-name="P7">Candida: 82.302589</text:p>
            <text:p text:style-name="P7">Saccharomyces: 5.59337082</text:p>
            <text:p text:style-name="P7">unidentified: 1.065830721</text:p>
            <text:p text:style-name="P7">Cryptococcus: 0.877742947</text:p>
            <text:p text:style-name="P7">Penicillium: 0.303876478</text:p>
            <text:p text:style-name="P7"/>
            <text:p text:style-name="P16">Bacteria<text:span text:style-name="T7">(Median)</text:span></text:p>
            <text:p text:style-name="P8"/>
            <text:p text:style-name="P9">Streptococcus: 50.30375066</text:p>
            <text:p text:style-name="P9">Haemophilus: 30.93887839</text:p>
            <text:p text:style-name="P9">Rothia: 7.869565217000001</text:p>
            <text:p text:style-name="P9">Granulicatella: 0.066277837</text:p>
          </table:table-cell>
          <table:table-cell table:style-name="Cluster.A2" office:value-type="string">
            <text:p text:style-name="P15">Fungi</text:p>
            <text:p text:style-name="P6"/>
            <text:p text:style-name="P7">Candida: 99.80516655</text:p>
            <text:p text:style-name="P7">Saccharomyces: 0.021043096</text:p>
            <text:p text:style-name="P7">unidentified: 0.0093975985</text:p>
            <text:p text:style-name="P7">Aspergillus: 0.004483200499999999</text:p>
            <text:p text:style-name="P7">Penicillium: 0.000139529</text:p>
            <text:p text:style-name="P7"/>
            <text:p text:style-name="P17">Bacteria</text:p>
            <text:p text:style-name="P10"/>
            <text:p text:style-name="P11">Streptococcus: 16.865214685</text:p>
            <text:p text:style-name="P11">Rothia: 7.5634277045</text:p>
            <text:p text:style-name="P11">Prevotella: 3.3845293415</text:p>
            <text:p text:style-name="P11">Veillonella: 3.156217216</text:p>
            <text:p text:style-name="P11">Actinomyces: 2.311716</text:p>
            <text:p text:style-name="P11">Granulicatella: 0.5589121235</text:p>
            <text:p text:style-name="P11">Haemophilus: 0.475710542</text:p>
            <text:p text:style-name="P11">Leptotrichia: 0.213757692</text:p>
            <text:p text:style-name="P11">Fusobacterium: 0.182362431</text:p>
            <text:p text:style-name="P11">Neisseria: 0.1607464315</text:p>
            <text:p text:style-name="P11">Pseudomonas: 0.1552266295</text:p>
            <text:p text:style-name="P11">Gemella: 0.106583814</text:p>
            <text:p text:style-name="P11">Selenomonas: 0.103992408</text:p>
            <text:p text:style-name="P11">Campylobacter: 0.09723573299999999</text:p>
            <text:p text:style-name="P11">Atopobium: 0.0846282765</text:p>
            <text:p text:style-name="P11">Porphyromonas: 0.056424653</text:p>
            <text:p text:style-name="P11">Oribacterium: 0.05438201050000001</text:p>
            <text:p text:style-name="P11">Capnocytophaga: 0.04846017400000001</text:p>
            <text:p text:style-name="P11">Lactobacillus: 0.0446095685</text:p>
            <text:p text:style-name="P11">Corynebacterium: 0.025253606999999997</text:p>
            <text:p text:style-name="P11">Bulleidia: 0.017413369499999998</text:p>
            <text:p text:style-name="P11"><text:soft-page-break/>Moryella: 0.013516365500000002</text:p>
          </table:table-cell>
          <table:table-cell table:style-name="Cluster.A2" office:value-type="string">
            <text:p text:style-name="P15">Fungi</text:p>
            <text:p text:style-name="P6"/>
            <text:p text:style-name="P7">Candida: 94.57985670000001</text:p>
            <text:p text:style-name="P7">unidentified: 0.323961254</text:p>
            <text:p text:style-name="P7">Saccharomyces: 0.036038283</text:p>
            <text:p text:style-name="P7">Penicillium: 0.013400873999999998</text:p>
            <text:p text:style-name="P7">Aspergillus: 0.005185151</text:p>
            <text:p text:style-name="P7"/>
            <text:p text:style-name="P17">Bacteria</text:p>
            <text:p text:style-name="P10"/>
            <text:p text:style-name="P11">Haemophilus: 60.20192151</text:p>
            <text:p text:style-name="P11">Streptococcus: 10.99426386</text:p>
            <text:p text:style-name="P11">Rothia: 2.631265627</text:p>
            <text:p text:style-name="P11">Veillonella: 0.696677385</text:p>
            <text:p text:style-name="P11">Actinomyces: 0.650128315</text:p>
            <text:p text:style-name="P11">Prevotella: 0.6457564579999999</text:p>
            <text:p text:style-name="P11">Neisseria: 0.276827878</text:p>
            <text:p text:style-name="P11">Granulicatella: 0.273104654</text:p>
            <text:p text:style-name="P11">Porphyromonas: 0.22294284600000003</text:p>
            <text:p text:style-name="P11">Fusobacterium: 0.095602295</text:p>
            <text:p text:style-name="P11">Leptotrichia: 0.067558438</text:p>
            <text:p text:style-name="P11">Pseudomonas: 0.048851979000000004</text:p>
            <text:p text:style-name="P11">Atopobium: 0.043912614</text:p>
            <text:p text:style-name="P11">Selenomonas: 0.038240918</text:p>
            <text:p text:style-name="P11">Oribacterium: 0.024863252000000002</text:p>
            <text:p text:style-name="P11">Corynebacterium: 0.018450185</text:p>
            <text:p text:style-name="P11">Campylobacter: 0.018450185</text:p>
            <text:p text:style-name="P11">Parvimonas: 0.016661113</text:p>
            <text:p text:style-name="P11">Capnocytophaga: 0.013511688</text:p>
            <text:p text:style-name="P11">Lautropia: 0.012431626000000001</text:p>
            <text:p text:style-name="P11">Mogibacterium: 0.010978153999999999</text:p>
          </table:table-cell>
          <table:table-cell table:style-name="Cluster.D2" office:value-type="string">
            <text:p text:style-name="P15">Fungi</text:p>
            <text:p text:style-name="P6"/>
            <text:p text:style-name="P12">Candida: 47.80385209</text:p>
            <text:p text:style-name="P12">unidentified: 2.17289587</text:p>
            <text:p text:style-name="P12">Aspergillus: 0.14022585199999998</text:p>
            <text:p text:style-name="P12">Saccharomyces: 0.105998146</text:p>
            <text:p text:style-name="P12">Penicillium: 0.004756434</text:p>
            <text:p text:style-name="P12"/>
            <text:p text:style-name="P17">Bacteria</text:p>
            <text:p text:style-name="P10"/>
            <text:p text:style-name="P10">Prevotella: 5.360602799</text:p>
            <text:p text:style-name="P10">Haemophilus: 3.9127837519999997</text:p>
            <text:p text:style-name="P10">Veillonella: 3.08310992</text:p>
            <text:p text:style-name="P10">Actinomyces: 2.9705323189999997</text:p>
            <text:p text:style-name="P10">Gemella: 1.53823178</text:p>
            <text:p text:style-name="P10">Porphyromonas: 1.234326019</text:p>
            <text:p text:style-name="P10">Leptotrichia: 1.177072671</text:p>
            <text:p text:style-name="P10">Granulicatella: 1.039906408</text:p>
            <text:p text:style-name="P10">Fusobacterium: 0.6913716809999999</text:p>
            <text:p text:style-name="P10">Capnocytophaga: 0.346020761</text:p>
            <text:p text:style-name="P10">Corynebacterium: 0.140805407</text:p>
            <text:p text:style-name="P10">Campylobacter: 0.136399065</text:p>
            <text:p text:style-name="P10">Atopobium: 0.128402671</text:p>
            <text:p text:style-name="P10">Bulleidia: 0.108560794</text:p>
            <text:p text:style-name="P10">Selenomonas: 0.105180121</text:p>
            <text:p text:style-name="P10">Oribacterium: 0.10454002400000001</text:p>
            <text:p text:style-name="P10">Lautropia: 0.092030186</text:p>
            <text:p text:style-name="P10">Aggregatibacter: 0.054975261</text:p>
            <text:p text:style-name="P10">Moryella: 0.051840332</text:p>
            <text:p text:style-name="P10">Peptostreptococcus: 0.050624367</text:p>
            <text:p text:style-name="P10">Mogibacterium: 0.050624367</text:p>
            <text:p text:style-name="P10"><text:soft-page-break/>Parvimonas: 0.047607712</text:p>
            <text:p text:style-name="P10">Megasphaera: 0.040428543</text:p>
            <text:p text:style-name="P10">Pseudomonas: 0.030740855</text:p>
            <text:p text:style-name="P10">Catonella: 0.028161081</text:p>
            <text:p text:style-name="P10">Tannerella: 0.02152852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2:19:17.785371926</meta:creation-date>
    <dc:date>2018-07-12T16:55:08.496642191</dc:date>
    <meta:editing-duration>PT4H12M53S</meta:editing-duration>
    <meta:editing-cycles>44</meta:editing-cycles>
    <meta:generator>LibreOffice/5.1.3.2$Linux_X86_64 LibreOffice_project/644e4637d1d8544fd9f56425bd6cec110e49301b</meta:generator>
    <meta:document-statistic meta:table-count="1" meta:image-count="0" meta:object-count="0" meta:page-count="4" meta:paragraph-count="345" meta:word-count="563" meta:character-count="7537" meta:non-whitespace-character-count="6780"/>
  </office:meta>
</office:document-meta>
</file>